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product_id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2" draw:name="image: asimage(item.product_id.default_photo or False)" text:anchor-type="as-char" svg:height="2.104cm" style:rel-height="100%" draw:z-index="5"><draw:text-box fo:min-width="4.36cm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6M26S</meta:editing-duration>
    <meta:editing-cycles>183</meta:editing-cycles>
    <meta:generator>LibreOffice/4.3.3.2$Linux_X86_64 LibreOffice_project/430m0$Build-2</meta:generator>
    <meta:initial-creator>Nicola Riolini</meta:initial-creator>
    <dc:date>2015-07-21T18:40:58.189497420</dc:date>
    <dc:creator>thebrush </dc:creator>
    <meta:document-statistic meta:table-count="8" meta:image-count="2" meta:object-count="0" meta:page-count="2" meta:paragraph-count="96" meta:word-count="348" meta:character-count="2046" meta:non-whitespace-character-count="1932"/>
    <meta:user-defined meta:name="Info 1"/>
    <meta:user-defined meta:name="Info 2"/>
    <meta:user-defined meta:name="Info 3"/>
    <meta:user-defined meta:name="Info 4"/>
  </office:meta>
</office:document-meta>
</file>